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igla_uf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oraima</text:p>
          </table:table-cell>
          <table:table-cell office:value-type="string" calcext:value-type="string">
            <text:p>RR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AP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io Grande do Sul (*)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00:17:16.055549080</meta:creation-date>
    <dc:date>2023-07-04T00:18:21.248322218</dc:date>
    <meta:editing-duration>PT1M5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